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weight="normal"/>
    </style:style>
    <style:style style:name="T1" style:family="text">
      <style:text-properties style:font-name="Arial" fo:font-size="12pt"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ischer Rahmen (MCI)</text:p>
      <text:p text:style-name="P1"/>
      <text:p text:style-name="P2">Da die Benutzer unseres Systems einen hohen Stellenwert im Endprodukt haben müssen auch ihre Anforderungen herausgearbeitet werden, damit ein auch für sie zufriedenstellendes System entwickelt werden kann. Um dies möglichst umfassend zu tun wird einMethodischer Rahmen au dem Forschungsbereich der Mensch-Computer Interaktion zur Hilfe gezogen.</text:p>
      <text:p text:style-name="P2">Um den richtigen Rahmen aus Mensch-Computer Interaktion (MCI) zu wählen werden im folgenden Teil die gängigsten Methoden verglichen um somit auf eine oder die Kooperation aus mehreren MCI-Modellen und ihrem Methoden zurück zu greifen.</text:p>
      <text:p text:style-name="P2"/>
      <text:p text:style-name="P3">DIN EN ISO-9241</text:p>
      <text:p text:style-name="P3"/>
      <text:p text:style-name="P2">Die Normenreihe DIN EN ISO 9241 ist im Bezug auf das hier beschriebene System vor allem in den Teilen 110 (Anforderungen an ein interaktives System) und 210 (Prozess zur Gestaltung eines Interaktiven Systems) interessant, und deshalb wird auch nur auf diese beiden Teile eingegangen.</text:p>
      <text:p text:style-name="P2">Diese Norm bezieht sich hauptsächlich auf die Anforderungen von Nutzern anstatt auf die Nutzung einzugehen. Die ISO-9241 unterstützt durch Empfehlungen und vorgegebenen Vorgehensweisen beid er Entwichlung für individuelle Nutzergruppen und hilft ihre Anforderungen herauszuarbeiten. </text:p>
      <text:p text:style-name="P4"><text:span text:style-name="T1">Insgesamt kann man sagen, dass die DIN EN ISO-9241 ein in den sieben Grundsätzen der Dialoggestaltung aus Teil 110 ein sehr flexibles sowie skalierbares Rahmenwerk um die Interaktion mit den Benutzern möglichst einfach zu gestalten. Hierbei helfen die in Teil 210 Erwähnung findende Artefakte bei der Entwicklung. Durch ihre hohe Flexibilität und die Entwicklung nahe am Benutzer wird die DIN EN ISO-9241 in der Entwicklung der Parkapp zur Hilfe gezogen.</text:span></text:p>
      <text:p text:style-name="P4"><text:span text:style-name="T1">Im Zuge dessen werden die Anforderungen an die Nutzer entwickelt, dazu werden Stakeholder festgestellt, definiert und daraufhin analysiert. Anschließend werden User Profiles erstellt um die Nutzer noch besser kennen zu lernen. Bis schlussendlich in den daraus zu entwickelnden Personaspotetielle Beispielnutzer entstehen . Das Ergebnis dieser Artefakte sollen die Anforderungen an die Nutzer feststellen. Durch Iteration an verschiedenen Entwicklungsphasen des Projektes können diese Anforderungen weiter überarbeitet und verfeiner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5-11-22T15:27:08.27</dc:date>
    <meta:editing-duration>PT3H47M54S</meta:editing-duration>
    <meta:editing-cycles>5</meta:editing-cycles>
    <meta:generator>OpenOffice/4.1.1$Win32 OpenOffice.org_project/411m6$Build-9775</meta:generator>
    <dc:creator>Bernd SChenider</dc:creator>
    <meta:document-statistic meta:table-count="0" meta:image-count="0" meta:object-count="0" meta:page-count="1" meta:paragraph-count="8" meta:word-count="301" meta:character-count="2178"/>
  </office:meta>
</office:document-meta>
</file>